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9-04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8-0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8-02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6-18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6-05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4-18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3-1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2-1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4-01-11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12-13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10-17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9-2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8-1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7-06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6-08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5-2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4-26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4-24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3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3-02-07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12-20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12-02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11-0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9-29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9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7-2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6-1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6-0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5-03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3-2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2-09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2-01-13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12-0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10-2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9-30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9-0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8-11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6-28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6-0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5-1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4-22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3-25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2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1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12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10-29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9-09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7-2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7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5-27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5-21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4-02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3-03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20-01-2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12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12-06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10-07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8-2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7-31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6-1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6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5-2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5-24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3-19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2-27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9-01-3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8-12-04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8-10-19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8-10-0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8-07-27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8-04-2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8-02-16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8-01-17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7-10-2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7-08-3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7-06-1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7-06-01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7-04-11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7-01-23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11-2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10-2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10-1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08-1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07-2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07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06-24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03-2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6-01-05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12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12-0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10-06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8-2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6-1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5-2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5-19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4-2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3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2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5-01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12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10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8-27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6-1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5-2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3-2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1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11-0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8-01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7-1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5-16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3-1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3-01-09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11-2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10-0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9-12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8-1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6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5-0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3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1-31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2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12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10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9-0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6-1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5-02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3-1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1-2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1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12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11-1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10-0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9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6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5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4-0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3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1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1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12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11-3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11-2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11-2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11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10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08-2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05-2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04-1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02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9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12-1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11-0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10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8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6-19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4-2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2-2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2-2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11-2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11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10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08-0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05-2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04-3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02-1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12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12-1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11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10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8-2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7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5-2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5-2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3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3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1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11-1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10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08-1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06-1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04-2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02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4-11-1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4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4-07-13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4-05-1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4-05-1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4-04-0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3-11-2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3-10-0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3-09-1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3-08-0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3-05-0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3-03-2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3-03-1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11-20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10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08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08-0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05-3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04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03-1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03-1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2-01-2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10-1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9-2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8-2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8-23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7-3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7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6-2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4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4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3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3-1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1-02-2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10-1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9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8-2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8-0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7-1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7-1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6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6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6-1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6-0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4-2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3-2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2000-01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9-10-2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9-08-1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9-06-0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8-12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8-07-2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8-05-1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8-02-1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11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10-2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8-2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8-07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7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4-2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4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4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2-1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7-01-15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12-27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12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11-08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9-2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9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8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8-1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8-05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7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7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7-15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7-1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7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6-28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6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6-0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6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5-1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5-06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4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4-1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3-2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3-22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3-2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3-1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2-1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2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2-0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1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1-1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6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5-11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5-11-0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5-06-1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5-04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9097252901</text:p>
          </table:table-cell>
          <table:table-cell office:value-type="string" calcext:value-type="string">
            <text:p>1995-03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76" meta:object-count="0"/>
    <meta:user-defined meta:name="AppVersion">3.0</meta:user-defined>
  </office:meta>
</office:document-meta>
</file>